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>Avanzamos hasta el barracon.<text:line-break/>Ahi, vemos que no hay fuerzas enemigas restantes, todas fueran elimindadas.<text:line-break/>O se movieron de lugar, los escaneres del raper no detectan señales de vida, y las  camaras termicas tampoco muestras de calor.<text:line-break/>"(Señores, entraremos y haremos un reconociminto visual)".</text:p>
      <text:p text:style-name="Text_20_body">Los soldados acintieron. y avansaron juntos hacia la edificacion.<text:line-break/>El firebat, se para frente a la puerta, y le dio una patada con una fuerza de mas de 5000 k/N, las astillas de la puerta indundaron el  interior del barracon como metralla subsonica.<text:line-break/>El firebat, entro con sus brazos en posición para quemar lo que sea que se moviera, pero nada habia a su vista, solo unas literas dobles d emadera, y algunas pertenencias de los ocupantes de dicho lugar.<text:line-break/>unos segundos despues entraron los 6 marines restantes, y el raper, junto con el comandante.<text:line-break/><text:line-break/>_"Señor, no hay nada aqui"_ Jharls informa.<text:line-break/>El grupo pasa unos segundos mas revisando el lugar, y habandonan el edificio poco despues.<text:line-break/>"(Bien, iremos  al barracon de los esclavos, recuerden, es una operacion d eliberacion, solo disparen a hostiles )"<text:line-break/>"Roger"- a una las unidades reponden al cmoando.<text:line-break/>.<text:line-break/>.<text:line-break/>.<text:line-break/>.<text:line-break/>.<text:line-break/>.<text:line-break/>.<text:line-break/>.<text:line-break/>.<text:line-break/>POV esclavos en el barracon( 10 minutos antes):<text:line-break/>"Viste como salieron corriendo el mayoral y su escolta, creo que los quaguers han aparecido."<text:line-break/>"Si es asi, estamos muertos Sarg, y de una manera muy asquerosa, sermos comida de esas bestias del demonio."<text:line-break/><text:line-break/>Dos esclavos, con apariencia d etenr cien años al menos, cunado en verdad tiene cincuneta, hablan entre si.<text:line-break/>Son los ""habitantes"" mas antiguos de esta mina subteranea, de hecho, eran esclavos desde antes que el actual baron sustituyera a su diunto padre.<text:line-break/>La unica razon por la cual habian logrado sobrevivir tanto tiempo, con los trabajos inhumanos en ese lugar, es, poruq eprecisamente no son humanos.<text:line-break/>Son de una raza de hombres bestiasa, mas especificamnete hombres torros, de los ams fuerte fisicamente de todas las razaas semi-humanas.<text:line-break/><text:soft-page-break/><text:line-break/>"Lamnetablemente, ni aunque sean quaguers, podremos defendernos, estos malditos grilletes nos lo impiden, no podremos ni siquiera defender nuestros intesinos.<text:line-break/>solamente noe sespera una muerte curel"<text:line-break/>...<text:line-break/>.<text:line-break/>.<text:line-break/>.<text:line-break/>.<text:line-break/>POV Marines, Comandante(MC)[tiempo actual].<text:line-break/>Caundo aminamos unos 250 metros, llegamos a otra entrada, ahi, habian unos escalones de piedra, decendimos por ellos unos 20 metos.<text:line-break/>Al final, se veia, a 250 metros de distancia, un pequeño grupo de lo podria describirce como fabelas de tela.<text:line-break/>Ese era el "barracon" de los esclavos...</text:p>
      <text:p text:style-name="Text_20_body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7.2$Linux_X86_64 LibreOffice_project/420$Build-2</meta:generator>
    <meta:editing-cycles>0</meta:editing-cycles>
    <meta:editing-duration>P0D</meta:editing-duration>
    <meta:document-statistic meta:table-count="0" meta:image-count="0" meta:object-count="0" meta:page-count="2" meta:paragraph-count="2" meta:word-count="408" meta:character-count="2487" meta:non-whitespace-character-count="2075"/>
  </office:meta>
</office:document-meta>
</file>